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writing-mode="lr-tb"/>
      <style:text-properties fo:color="#000000" loext:opacity="100%" officeooo:rsid="00190357" officeooo:paragraph-rsid="00078e6e"/>
    </style:style>
    <style:style style:name="P2" style:family="paragraph" style:parent-style-name="Standard">
      <style:paragraph-properties fo:text-align="start" style:justify-single-word="false" style:writing-mode="lr-tb"/>
      <style:text-properties fo:color="#000000" loext:opacity="100%" officeooo:paragraph-rsid="00078e6e"/>
    </style:style>
    <style:style style:name="P3" style:family="paragraph" style:parent-style-name="Standard">
      <style:text-properties fo:font-weight="bold" officeooo:rsid="002043c6" officeooo:paragraph-rsid="00078e6e" style:font-weight-asian="bold" style:font-weight-complex="bold"/>
    </style:style>
    <style:style style:name="P4" style:family="paragraph" style:parent-style-name="Standard">
      <style:paragraph-properties fo:text-align="start" style:justify-single-word="false" style:writing-mode="lr-tb"/>
      <style:text-properties officeooo:paragraph-rsid="00078e6e"/>
    </style:style>
    <style:style style:name="P5" style:family="paragraph" style:parent-style-name="Standard">
      <style:text-properties officeooo:paragraph-rsid="00078e6e"/>
    </style:style>
    <style:style style:name="P6" style:family="paragraph" style:parent-style-name="Standard" style:list-style-name="L2">
      <style:paragraph-properties fo:text-align="start" style:justify-single-word="false" style:writing-mode="lr-tb"/>
      <style:text-properties officeooo:paragraph-rsid="00078e6e"/>
    </style:style>
    <style:style style:name="P7" style:family="paragraph" style:parent-style-name="Standard" style:list-style-name="L2">
      <style:paragraph-properties fo:text-align="start" style:justify-single-word="false" style:writing-mode="lr-tb"/>
      <style:text-properties fo:color="#000000" loext:opacity="100%" officeooo:paragraph-rsid="00078e6e"/>
    </style:style>
    <style:style style:name="P8" style:family="paragraph" style:parent-style-name="Standard" style:list-style-name="L2">
      <style:paragraph-properties fo:text-align="start" style:justify-single-word="false" style:writing-mode="lr-tb"/>
      <style:text-properties fo:color="#000000" loext:opacity="100%" fo:font-weight="bold" officeooo:rsid="00078e6e" officeooo:paragraph-rsid="00078e6e" style:font-weight-asian="bold" style:font-weight-complex="bold"/>
    </style:style>
    <style:style style:name="P9" style:family="paragraph" style:parent-style-name="Standard" style:list-style-name="L2">
      <style:paragraph-properties fo:text-align="start" style:justify-single-word="false" style:writing-mode="lr-tb"/>
      <style:text-properties fo:color="#000000" loext:opacity="100%" officeooo:rsid="00078e6e" officeooo:paragraph-rsid="00078e6e"/>
    </style:style>
    <style:style style:name="P10" style:family="paragraph" style:parent-style-name="Standard" style:list-style-name="L2">
      <style:paragraph-properties fo:text-align="start" style:justify-single-word="false" style:writing-mode="lr-tb"/>
      <style:text-properties fo:color="#000000" loext:opacity="100%" officeooo:rsid="0007f4c1" officeooo:paragraph-rsid="0007f4c1"/>
    </style:style>
    <style:style style:name="P11" style:family="paragraph" style:parent-style-name="Standard" style:list-style-name="L2">
      <style:paragraph-properties fo:text-align="start" style:justify-single-word="false" style:writing-mode="lr-tb"/>
      <style:text-properties fo:color="#000000" loext:opacity="100%" officeooo:rsid="00190357" officeooo:paragraph-rsid="00078e6e"/>
    </style:style>
    <style:style style:name="P12" style:family="paragraph" style:parent-style-name="Standard" style:list-style-name="L2">
      <style:paragraph-properties fo:text-align="start" style:justify-single-word="false" style:writing-mode="lr-tb"/>
      <style:text-properties fo:color="#000000" loext:opacity="100%" officeooo:rsid="0015abf8" officeooo:paragraph-rsid="00078e6e"/>
    </style:style>
    <style:style style:name="P13" style:family="paragraph" style:parent-style-name="Standard">
      <style:paragraph-properties fo:text-align="start" style:justify-single-word="false" style:writing-mode="lr-tb"/>
      <style:text-properties fo:color="#000000" loext:opacity="100%" officeooo:rsid="0015abf8" officeooo:paragraph-rsid="00078e6e"/>
    </style:style>
    <style:style style:name="P14" style:family="paragraph" style:parent-style-name="Standard">
      <style:paragraph-properties fo:text-align="start" style:justify-single-word="false" fo:break-before="page" style:writing-mode="lr-tb"/>
      <style:text-properties fo:color="#000000" loext:opacity="100%" officeooo:rsid="0008713f" officeooo:paragraph-rsid="0008713f"/>
    </style:style>
    <style:style style:name="P15" style:family="paragraph" style:parent-style-name="Standard">
      <style:paragraph-properties fo:text-align="start" style:justify-single-word="false" style:writing-mode="lr-tb"/>
      <style:text-properties fo:color="#000000" loext:opacity="100%" officeooo:rsid="0008713f" officeooo:paragraph-rsid="0008713f"/>
    </style:style>
    <style:style style:name="P16" style:family="paragraph" style:parent-style-name="Standard">
      <style:paragraph-properties fo:text-align="start" style:justify-single-word="false" style:writing-mode="lr-tb"/>
      <style:text-properties fo:color="#000000" loext:opacity="100%" officeooo:rsid="0008713f" officeooo:paragraph-rsid="00089331"/>
    </style:style>
    <style:style style:name="P17" style:family="paragraph" style:parent-style-name="Standard">
      <style:paragraph-properties fo:text-align="start" style:justify-single-word="false" style:writing-mode="lr-tb"/>
      <style:text-properties fo:color="#000000" loext:opacity="100%" officeooo:rsid="00089331" officeooo:paragraph-rsid="00089331"/>
    </style:style>
    <style:style style:name="P18" style:family="paragraph" style:parent-style-name="Standard">
      <style:paragraph-properties fo:text-align="start" style:justify-single-word="false" style:writing-mode="lr-tb"/>
      <style:text-properties fo:color="#000000" loext:opacity="100%" officeooo:rsid="00089331" officeooo:paragraph-rsid="000f8e3c"/>
    </style:style>
    <style:style style:name="P19" style:family="paragraph" style:parent-style-name="Standard">
      <style:paragraph-properties fo:text-align="start" style:justify-single-word="false" style:writing-mode="lr-tb"/>
      <style:text-properties fo:color="#000000" loext:opacity="100%" officeooo:rsid="0009129d" officeooo:paragraph-rsid="0009129d"/>
    </style:style>
    <style:style style:name="P20" style:family="paragraph" style:parent-style-name="Standard">
      <style:paragraph-properties fo:text-align="start" style:justify-single-word="false" style:writing-mode="lr-tb"/>
      <style:text-properties fo:color="#000000" loext:opacity="100%" officeooo:rsid="0009f29d" officeooo:paragraph-rsid="0009f29d"/>
    </style:style>
    <style:style style:name="P21" style:family="paragraph" style:parent-style-name="Standard">
      <style:paragraph-properties fo:text-align="start" style:justify-single-word="false" style:writing-mode="lr-tb"/>
      <style:text-properties fo:color="#000000" loext:opacity="100%" officeooo:rsid="000bb216" officeooo:paragraph-rsid="000bb216"/>
    </style:style>
    <style:style style:name="P22" style:family="paragraph" style:parent-style-name="Standard">
      <style:paragraph-properties fo:text-align="start" style:justify-single-word="false" style:writing-mode="lr-tb"/>
      <style:text-properties fo:color="#000000" loext:opacity="100%" officeooo:rsid="000bb216" officeooo:paragraph-rsid="000cc65a"/>
    </style:style>
    <style:style style:name="P23" style:family="paragraph" style:parent-style-name="Standard">
      <style:paragraph-properties fo:text-align="start" style:justify-single-word="false" style:writing-mode="lr-tb"/>
      <style:text-properties fo:color="#000000" loext:opacity="100%" officeooo:rsid="000bb216" officeooo:paragraph-rsid="000e1123"/>
    </style:style>
    <style:style style:name="P24" style:family="paragraph" style:parent-style-name="Standard">
      <style:paragraph-properties fo:text-align="start" style:justify-single-word="false" style:writing-mode="lr-tb"/>
      <style:text-properties fo:color="#000000" loext:opacity="100%" officeooo:rsid="000bb216" officeooo:paragraph-rsid="000f8e3c"/>
    </style:style>
    <style:style style:name="P25" style:family="paragraph" style:parent-style-name="Standard">
      <style:paragraph-properties fo:text-align="start" style:justify-single-word="false" style:writing-mode="lr-tb"/>
      <style:text-properties fo:color="#000000" loext:opacity="100%" officeooo:rsid="000cc65a" officeooo:paragraph-rsid="000cc65a"/>
    </style:style>
    <style:style style:name="P26" style:family="paragraph" style:parent-style-name="Standard">
      <style:paragraph-properties fo:text-align="start" style:justify-single-word="false" style:writing-mode="lr-tb"/>
      <style:text-properties fo:color="#000000" loext:opacity="100%" officeooo:rsid="000e1123" officeooo:paragraph-rsid="000e1123"/>
    </style:style>
    <style:style style:name="P27" style:family="paragraph" style:parent-style-name="Standard">
      <style:paragraph-properties fo:text-align="start" style:justify-single-word="false" style:writing-mode="lr-tb"/>
      <style:text-properties fo:color="#000000" loext:opacity="100%" officeooo:rsid="000f8e3c" officeooo:paragraph-rsid="000f8e3c"/>
    </style:style>
    <style:style style:name="P28" style:family="paragraph" style:parent-style-name="Standard">
      <style:paragraph-properties fo:text-align="start" style:justify-single-word="false" style:writing-mode="lr-tb"/>
      <style:text-properties fo:color="#000000" loext:opacity="100%" officeooo:rsid="00102c0e" officeooo:paragraph-rsid="00102c0e"/>
    </style:style>
    <style:style style:name="P29" style:family="paragraph" style:parent-style-name="Standard">
      <style:paragraph-properties fo:text-align="start" style:justify-single-word="false" style:writing-mode="lr-tb"/>
      <style:text-properties fo:color="#00a933" loext:opacity="100%" officeooo:rsid="00089331" officeooo:paragraph-rsid="00089331"/>
    </style:style>
    <style:style style:name="P30" style:family="paragraph" style:parent-style-name="Standard">
      <style:paragraph-properties fo:text-align="start" style:justify-single-word="false" style:writing-mode="lr-tb"/>
      <style:text-properties fo:color="#00a933" loext:opacity="100%" fo:font-style="italic" officeooo:rsid="00089331" officeooo:paragraph-rsid="00089331" fo:background-color="transparent" style:font-style-asian="italic" style:font-style-complex="italic"/>
    </style:style>
    <style:style style:name="P31" style:family="paragraph" style:parent-style-name="Standard">
      <style:paragraph-properties fo:text-align="start" style:justify-single-word="false" style:writing-mode="lr-tb"/>
      <style:text-properties fo:color="#00a933" loext:opacity="100%" fo:font-style="italic" officeooo:rsid="0008713f" officeooo:paragraph-rsid="0008713f" fo:background-color="transparent" style:font-style-asian="italic" style:font-style-complex="italic"/>
    </style:style>
    <style:style style:name="P32" style:family="paragraph" style:parent-style-name="Standard">
      <style:paragraph-properties fo:text-align="start" style:justify-single-word="false" style:writing-mode="lr-tb"/>
      <style:text-properties fo:color="#111111" loext:opacity="100%" officeooo:rsid="00089331" officeooo:paragraph-rsid="00089331" fo:background-color="transparent"/>
    </style:style>
    <style:style style:name="P33" style:family="paragraph">
      <style:paragraph-properties style:writing-mode="lr-tb"/>
    </style:style>
    <style:style style:name="P34" style:family="paragraph" style:parent-style-name="Standard">
      <style:paragraph-properties style:writing-mode="lr-tb"/>
    </style:style>
    <style:style style:name="P35" style:family="paragraph">
      <style:paragraph-properties style:writing-mode="lr-tb"/>
      <style:text-properties officeooo:rsid="00102c0e" officeooo:paragraph-rsid="00102c0e"/>
    </style:style>
    <style:style style:name="P36" style:family="paragraph" style:parent-style-name="Standard">
      <style:paragraph-properties style:writing-mode="lr-tb"/>
      <style:text-properties officeooo:rsid="00102c0e" officeooo:paragraph-rsid="00102c0e"/>
    </style:style>
    <style:style style:name="P37" style:family="paragraph" style:parent-style-name="Standard">
      <style:paragraph-properties style:writing-mode="lr-tb"/>
      <style:text-properties officeooo:rsid="00102c0e" officeooo:paragraph-rsid="00105b9f"/>
    </style:style>
    <style:style style:name="P38" style:family="paragraph" style:parent-style-name="Text_20_body" style:list-style-name="L1">
      <style:text-properties officeooo:paragraph-rsid="0007f4c1"/>
    </style:style>
    <style:style style:name="P39" style:family="paragraph" style:parent-style-name="Text_20_body" style:list-style-name="L1">
      <style:text-properties officeooo:paragraph-rsid="00078e6e"/>
    </style:style>
    <style:style style:name="P40" style:family="paragraph" style:parent-style-name="Text_20_body" style:list-style-name="L1">
      <style:text-properties fo:font-weight="bold" officeooo:rsid="00078e6e" officeooo:paragraph-rsid="00078e6e"/>
    </style:style>
    <style:style style:name="P41" style:family="paragraph" style:parent-style-name="Text_20_body" style:list-style-name="L1">
      <style:text-properties fo:font-weight="bold" officeooo:rsid="0007f4c1" officeooo:paragraph-rsid="0007f4c1"/>
    </style:style>
    <style:style style:name="P42" style:family="paragraph" style:parent-style-name="Text_20_body" style:list-style-name="L3">
      <style:text-properties fo:font-weight="bold" officeooo:rsid="0007f4c1" officeooo:paragraph-rsid="0007f4c1" style:font-weight-asian="bold" style:font-weight-complex="bold"/>
    </style:style>
    <style:style style:name="P43" style:family="paragraph" style:parent-style-name="Text_20_body" style:list-style-name="L1">
      <style:text-properties officeooo:rsid="0007f4c1" officeooo:paragraph-rsid="0007f4c1"/>
    </style:style>
    <style:style style:name="P44" style:family="paragraph" style:parent-style-name="Text_20_body" style:list-style-name="L3">
      <style:text-properties officeooo:rsid="0007f4c1" officeooo:paragraph-rsid="0007f4c1"/>
    </style:style>
    <style:style style:name="P45" style:family="paragraph" style:parent-style-name="Text_20_body" style:list-style-name="L2">
      <style:text-properties officeooo:paragraph-rsid="00078e6e"/>
    </style:style>
    <style:style style:name="P46" style:family="paragraph" style:parent-style-name="Text_20_body" style:list-style-name="L2">
      <style:text-properties officeooo:paragraph-rsid="0007f4c1"/>
    </style:style>
    <style:style style:name="P47" style:family="paragraph" style:parent-style-name="Text_20_body" style:list-style-name="L3">
      <style:text-properties officeooo:rsid="001bfa4e" officeooo:paragraph-rsid="0007f4c1"/>
    </style:style>
    <style:style style:name="P48" style:family="paragraph" style:parent-style-name="Text_20_body" style:list-style-name="L3">
      <style:text-properties officeooo:rsid="001bfa4e" officeooo:paragraph-rsid="00078e6e"/>
    </style:style>
    <style:style style:name="P49" style:family="paragraph" style:parent-style-name="Text_20_body" style:list-style-name="L3">
      <style:text-properties officeooo:rsid="001e46f4" officeooo:paragraph-rsid="00078e6e"/>
    </style:style>
    <style:style style:name="P50" style:family="paragraph" style:parent-style-name="Text_20_body" style:list-style-name="L3">
      <style:text-properties officeooo:rsid="0015abf8" officeooo:paragraph-rsid="00078e6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4d5c8" style:font-weight-asian="bold" style:font-weight-complex="bold"/>
    </style:style>
    <style:style style:name="T4" style:family="text">
      <style:text-properties fo:font-weight="bold" officeooo:rsid="00078e6e" style:font-weight-asian="bold" style:font-weight-complex="bold"/>
    </style:style>
    <style:style style:name="T5" style:family="text">
      <style:text-properties fo:font-weight="bold" officeooo:rsid="0007f4c1" style:font-weight-asian="bold" style:font-weight-complex="bold"/>
    </style:style>
    <style:style style:name="T6" style:family="text">
      <style:text-properties fo:font-weight="bold" officeooo:rsid="00078e6e"/>
    </style:style>
    <style:style style:name="T7" style:family="text">
      <style:text-properties fo:font-weight="bold" officeooo:rsid="0007f4c1"/>
    </style:style>
    <style:style style:name="T8" style:family="text">
      <style:text-properties officeooo:rsid="000fb6bb"/>
    </style:style>
    <style:style style:name="T9" style:family="text">
      <style:text-properties officeooo:rsid="0024d5c8"/>
    </style:style>
    <style:style style:name="T10" style:family="text">
      <style:text-properties officeooo:rsid="001452a2"/>
    </style:style>
    <style:style style:name="T11" style:family="text">
      <style:text-properties officeooo:rsid="0016e6ac"/>
    </style:style>
    <style:style style:name="T12" style:family="text">
      <style:text-properties officeooo:rsid="001a008b"/>
    </style:style>
    <style:style style:name="T13" style:family="text">
      <style:text-properties officeooo:rsid="00078e6e"/>
    </style:style>
    <style:style style:name="T14" style:family="text">
      <style:text-properties fo:font-style="italic" style:font-style-asian="italic" style:font-style-complex="italic"/>
    </style:style>
    <style:style style:name="T15" style:family="text">
      <style:text-properties officeooo:rsid="0007f4c1"/>
    </style:style>
    <style:style style:name="T16" style:family="text">
      <style:text-properties officeooo:rsid="0009129d"/>
    </style:style>
    <style:style style:name="T17" style:family="text">
      <style:text-properties officeooo:rsid="000bb216"/>
    </style:style>
    <style:style style:name="T18" style:family="text">
      <style:text-properties officeooo:rsid="000cc65a"/>
    </style:style>
    <style:style style:name="T19" style:family="text">
      <style:text-properties officeooo:rsid="000e1123"/>
    </style:style>
    <style:style style:name="T20" style:family="text">
      <style:text-properties officeooo:rsid="000f8e3c"/>
    </style:style>
    <style:style style:name="T21" style:family="text">
      <style:text-properties officeooo:rsid="00105b9f"/>
    </style:style>
    <style:style style:name="T22" style:family="text">
      <style:text-properties officeooo:rsid="00117c9b"/>
    </style:style>
    <style:style style:name="T23" style:family="text">
      <style:text-properties officeooo:rsid="00133ba0"/>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81920043" text:style-name="L1">
        <text:list-header>
          <text:p text:style-name="P40"/>
        </text:list-header>
        <text:list-item>
          <text:p text:style-name="P41">Each terminal need:</text:p>
        </text:list-item>
        <text:list-item>
          <text:p text:style-name="P43">export ROS_DOMAIN_ID=43 (ensure no other in the same network using the same)</text:p>
        </text:list-item>
        <text:list-item>
          <text:p text:style-name="P43">source <text:span text:style-name="T14">/opt/ros/humble/setup.bash </text:span></text:p>
        </text:list-item>
        <text:list-item>
          <text:p text:style-name="P43">source ~/humble_ws/install/setup.bash</text:p>
        </text:list-item>
        <text:list-item>
          <text:p text:style-name="P43">the above are in ~/.bashrc already</text:p>
        </text:list-item>
        <text:list-item>
          <text:p text:style-name="P38"><text:span text:style-name="T7">Terminal </text:span><text:span text:style-name="T6">1. </text:span><text:span text:style-name="T1">Launch Driver:</text:span><text:span text:style-name="Source_20_Text"> <text:s text:c="2"/></text:span></text:p>
        </text:list-item>
        <text:list-item>
          <text:p text:style-name="P38"><text:span text:style-name="Source_20_Text"><text:span text:style-name="T8">ros2 launch ur_robot_driver ur_control.launch.py ur_type:=ur12e robot_ip:=192.168.2.2 use_fake_hardware:=false kinematics_params:=./src/my_ur_description/config/ur12e_calibration.yaml </text:span></text:span><text:span text:style-name="Source_20_Text">initial_joint_controller:=scaled_joint_trajectory_controller</text:span></text:p>
        </text:list-item>
        <text:list-item>
          <text:p text:style-name="P39"><text:span text:style-name="Source_20_Text"><text:span text:style-name="T5">Terminal </text:span></text:span><text:span text:style-name="Source_20_Text"><text:span text:style-name="T4">2. </text:span></text:span><text:span text:style-name="Source_20_Text"><text:span text:style-name="T3">Start scaled_joint_trajectory_controller </text:span></text:span><text:span text:style-name="Source_20_Text"><text:span text:style-name="T4">if not active</text:span></text:span><text:span text:style-name="Source_20_Text"><text:span text:style-name="T9">:</text:span></text:span></text:p>
        </text:list-item>
        <text:list-item>
          <text:p text:style-name="P39"><text:span text:style-name="Source_20_Text"><text:span text:style-name="T13">ros control list_controllers</text:span></text:span></text:p>
        </text:list-item>
        <text:list-item>
          <text:p text:style-name="P39"><text:span text:style-name="Source_20_Text"><text:span text:style-name="T9"><text:s/>ros2 control switch_controllers --activate scaled_joint_trajectory_controller --deactivate joint_trajectory_controller</text:span></text:span></text:p>
        </text:list-item>
      </text:list>
      <text:list xml:id="list3329983110" text:style-name="L2">
        <text:list-item>
          <text:p text:style-name="P45"><text:span text:style-name="T7">Terminal 2 </text:span><text:span text:style-name="T6">. <text:s/></text:span><text:span text:style-name="T1">Launch MoveIt</text:span><text:span text:style-name="T6">2 </text:span><text:span text:style-name="T1">:</text:span> <text:span text:style-name="Source_20_Text">ros2 launch ur_moveit_config ur_moveit.launch.py ur_type:=ur12e launch_rviz:=true</text:span></text:p>
        </text:list-item>
        <text:list-item>
          <text:p text:style-name="P46"><text:span text:style-name="Source_20_Text"><text:span text:style-name="T7">Terminal 3</text:span></text:span><text:span text:style-name="Source_20_Text"><text:span text:style-name="T6">. </text:span></text:span><text:span text:style-name="Source_20_Text"><text:span text:style-name="T1">Run Scene Setup </text:span></text:span><text:span text:style-name="Source_20_Text"><text:span text:style-name="T6">for Moveit2 planning</text:span></text:span><text:span text:style-name="Source_20_Text"><text:span text:style-name="T1">:</text:span></text:span><text:span text:style-name="Source_20_Text"> </text:span></text:p>
        </text:list-item>
        <text:list-item>
          <text:p text:style-name="P46"><text:span text:style-name="Source_20_Text"><text:span text:style-name="T15">cd ~/humble_ws/src/my_ur_description/scripts/</text:span></text:span></text:p>
        </text:list-item>
        <text:list-item>
          <text:p text:style-name="P46"><text:span text:style-name="Source_20_Text">python3 </text:span><text:span text:style-name="Source_20_Text"><text:span text:style-name="T10">set</text:span></text:span><text:span text:style-name="Source_20_Text"><text:span text:style-name="T13">up</text:span></text:span><text:span text:style-name="Source_20_Text"><text:span text:style-name="T10">_moveit_scene2</text:span></text:span><text:span text:style-name="Source_20_Text">.py <text:s/>(To make sure the robot doesn't try to move through the table).</text:span></text:p>
        </text:list-item>
        <text:list-item>
          <text:p text:style-name="P45"><text:span text:style-name="Source_20_Text"><text:span text:style-name="T5">Terminal 4</text:span></text:span><text:span text:style-name="Source_20_Text"><text:span text:style-name="T4">. start gripper socker bridge:</text:span></text:span></text:p>
        </text:list-item>
        <text:list-item>
          <text:p text:style-name="P6">while true; do </text:p>
        </text:list-item>
        <text:list-item>
          <text:p text:style-name="P6"><text:s text:c="2"/>echo "Reviving Bridge..."</text:p>
        </text:list-item>
        <text:list-item>
          <text:p text:style-name="P6"><text:s text:c="2"/>sudo killall -9 socat</text:p>
        </text:list-item>
        <text:list-item>
          <text:p text:style-name="P6"><text:s text:c="2"/>socat pty,link=/tmp/ttyUR,raw,echo=0,waitslave tcp:192.168.2.2:54321,nodelay</text:p>
        </text:list-item>
        <text:list-item>
          <text:p text:style-name="P6"><text:s text:c="2"/>sleep 1</text:p>
        </text:list-item>
        <text:list-item>
          <text:p text:style-name="P7">done</text:p>
        </text:list-item>
        <text:list-item>
          <text:p text:style-name="P8"><text:span text:style-name="T15">Terminal 5. </text:span>check the socker with commands </text:p>
        </text:list-item>
        <text:list-item>
          <text:p text:style-name="P7">ls -l /tmp/ttyUR</text:p>
        </text:list-item>
        <text:list-item>
          <text:p text:style-name="P7"><text:s/>sudo chmod 666 /tmp/ttyUR</text:p>
        </text:list-item>
        <text:list-item>
          <text:p text:style-name="P9">python3 -c "import minimalmodbus; i=minimalmodbus.Instrument('/tmp/ttyUR', 9); i.serial.baudrate=115200; i.serial.timeout=1.0; print('Gripper Status:', hex(i.read_register(2000)))"</text:p>
        </text:list-item>
        <text:list-item>
          <text:p text:style-name="P10">cd ~/humble_ws/src/my_ur_description/scripts</text:p>
        </text:list-item>
        <text:list-item>
          <text:p text:style-name="P7">python3 careful_gripper_test.py </text:p>
        </text:list-item>
        <text:list-item>
          <text:p text:style-name="P7"/>
        </text:list-item>
        <text:list-item>
          <text:p text:style-name="P11">python3 test_gripper_final_fixed_v3.py</text:p>
        </text:list-item>
        <text:list-item>
          <text:p text:style-name="P12"><text:soft-page-break/></text:p>
          <text:p text:style-name="P6"/>
        </text:list-item>
      </text:list>
      <text:list xml:id="list2292964806" text:style-name="L3">
        <text:list-item>
          <text:p text:style-name="P47"><text:span text:style-name="T5">Terminal 6. </text:span><text:span text:style-name="T2">Start the gripper server</text:span>: </text:p>
        </text:list-item>
        <text:list-item>
          <text:p text:style-name="P44">cd ~/humble_ws/src/my_ur_description/scripts</text:p>
        </text:list-item>
        <text:list-item>
          <text:p text:style-name="P47">python3 robotiq_gripper_server.py <text:s/><text:span text:style-name="T15">or robotiq_gripper_server2.py</text:span></text:p>
        </text:list-item>
        <text:list-item>
          <text:p text:style-name="P42">Terminal 7.</text:p>
        </text:list-item>
        <text:list-item>
          <text:p text:style-name="P48"><text:span text:style-name="T13">Test </text:span>Pick ONCE: <text:s/>python3 vision_guided_sorting_brain_once_gripper_client.py </text:p>
        </text:list-item>
        <text:list-item>
          <text:p text:style-name="P49"><text:span text:style-name="T13">Test with </text:span>Pick with force control: <text:s/>python3 vision_guided_sorting_brain_once_gripper_client_urscipt_contact.py</text:p>
        </text:list-item>
        <text:list-item>
          <text:p text:style-name="P50">Go home: <text:s/>python3 home.py</text:p>
        </text:list-item>
        <text:list-item>
          <text:p text:style-name="P50"><text:span text:style-name="T11">Test Move: python3 </text:span>move_plan_sync_async_works.py</text:p>
        </text:list-item>
        <text:list-item>
          <text:p text:style-name="P50"><text:span text:style-name="T12">Test cartesian move: python3 </text:span>move_plan_xyz_theta</text:p>
        </text:list-item>
        <text:list-item>
          <text:p text:style-name="P44">Repeated sorting: </text:p>
        </text:list-item>
        <text:list-item>
          <text:p text:style-name="P44">./run_picker.sh</text:p>
        </text:list-item>
        <text:list-item>
          <text:p text:style-name="P44"/>
        </text:list-item>
      </text:list>
      <text:p text:style-name="P5"/>
      <text:p text:style-name="P3">Start the gripper socket bridge: </text:p>
      <text:p text:style-name="P4">while true; do </text:p>
      <text:p text:style-name="P4"><text:s text:c="2"/>echo "Reviving Bridge..."</text:p>
      <text:p text:style-name="P4"><text:s text:c="2"/>sudo killall -9 socat</text:p>
      <text:p text:style-name="P4"><text:s text:c="2"/>socat pty,link=/tmp/ttyUR,raw,echo=0,waitslave tcp:192.168.2.2:54321,nodelay</text:p>
      <text:p text:style-name="P4"><text:s text:c="2"/>sleep 1</text:p>
      <text:p text:style-name="P2">done</text:p>
      <text:p text:style-name="P2"/>
      <text:p text:style-name="P2"/>
      <text:p text:style-name="P2"/>
      <text:p text:style-name="P2">ls -l /tmp/ttyUR</text:p>
      <text:p text:style-name="P2"/>
      <text:p text:style-name="P2"><text:s/>sudo chmod 666 /tmp/ttyUR</text:p>
      <text:p text:style-name="P2"/>
      <text:p text:style-name="P2"/>
      <text:p text:style-name="P2">python3 -c "import minimalmodbus; i=minimalmodbus.Instrument('/tmp/ttyUR', 9); i.serial.baudrate=115200; i.serial.timeout=1.0; print('Gripper Status:', hex(i.read_register(2000)))"</text:p>
      <text:p text:style-name="P2"/>
      <text:p text:style-name="P2">python3 careful_gripper_test.py sudo chmod 666 /tmp/ttyUR </text:p>
      <text:p text:style-name="P2"/>
      <text:p text:style-name="P1">python3 test_gripper_final_fixed_v3.py</text:p>
      <text:p text:style-name="P13"/>
      <text:p text:style-name="P13"/>
      <text:p text:style-name="P13"/>
      <text:p text:style-name="P13"/>
      <text:p text:style-name="P13"/>
      <text:p text:style-name="P13"/>
      <text:p text:style-name="P14">20260311</text:p>
      <text:p text:style-name="P16">Procedure for operating the Vision Guided Robotic Sorting System:</text:p>
      <text:p text:style-name="P17">(Green <text:span text:style-name="T16">fonts</text:span> are for set up)</text:p>
      <text:p text:style-name="P15"/>
      <text:p text:style-name="P17">Hardware Connection</text:p>
      <text:p text:style-name="P29">Host PC (192.168.2.1) is connected directly to the UR controller (192.168.2.2) with a Ethernet cable</text:p>
      <text:p text:style-name="P29">Intel Depth Camera D432 is connected to the host PC with a USB cable</text:p>
      <text:p text:style-name="P15"/>
      <text:p text:style-name="P21"><text:span text:style-name="T19">The main </text:span>ROS2 workspace <text:span text:style-name="T19">is: </text:span></text:p>
      <text:p text:style-name="P21">~/humble_ws/</text:p>
      <text:p text:style-name="P21">All UR related source code<text:span text:style-name="T19">s</text:span> are in the folder:</text:p>
      <text:p text:style-name="P21">~/humble_ws/src/my_ur_description</text:p>
      <text:p text:style-name="P26">All UR Python scripts are stored in the folder:</text:p>
      <text:p text:style-name="P23">~/humble_ws/src/my_ur_description/<text:span text:style-name="T19">scripts</text:span></text:p>
      <text:p text:style-name="P23"/>
      <text:p text:style-name="P19">Software Stack:</text:p>
      <text:p text:style-name="P17">On UR Teach Pendant <text:span text:style-name="T17">(Polyscope X) </text:span>:</text:p>
      <text:p text:style-name="P15">Switched on UR Controller (take a long time)</text:p>
      <text:p text:style-name="P15">Power on the Robot</text:p>
      <text:p text:style-name="P15">Unlock the Robot</text:p>
      <text:p text:style-name="P30">Go to Settings-Network</text:p>
      <text:p text:style-name="P30">Ensure Static, IP Address 192.168.2.2, Subnet Mask 255.255.255.0 </text:p>
      <text:p text:style-name="P30">Go to Settings-Services</text:p>
      <text:p text:style-name="P30">Ensure Primary Client interface, Secondary Client interface, Real-Time Client interface, Real-Time Data Exchange (RDTE), Interpreter Mode Socket, Modbus TCP Server, ROS2 are there.</text:p>
      <text:p text:style-name="P31">Go to Application</text:p>
      <text:p text:style-name="P31">Ensure No robotiq-appliation urcap is missing</text:p>
      <text:p text:style-name="P31">External Control urcap is there and with 192.168.2.1:50002 as its computer host IP address and Port </text:p>
      <text:p text:style-name="P30">Tool Communication Forwarder urcap is there with Socat Server running</text:p>
      <text:p text:style-name="P32">Go to Program</text:p>
      <text:p text:style-name="P17">Ensure script: set_tool_voltage(24) and set_tool_communication(True, 115200, 0, 1, 1.5, 3.5) are there</text:p>
      <text:p text:style-name="P17">Ensure External Control Program: Cached from 192.168.2.1:50002 are there</text:p>
      <text:p text:style-name="P17"/>
      <text:p text:style-name="P15">Switched on the PC</text:p>
      <text:p text:style-name="P15">Login with password</text:p>
      <text:p text:style-name="P17">Open Terminal Windows (<text:span text:style-name="T23">For a robust operation, we </text:span>may need <text:span text:style-name="T23">to open </text:span>up to <text:span text:style-name="T22">9</text:span> <text:span text:style-name="T23">terminal </text:span>windows!)</text:p>
      <text:p text:style-name="P20">cat .bashrc <text:s text:c="2"/>(check if the following lines are there, if no you may need to run them at each terminals)</text:p>
      <text:p text:style-name="P20">source /opt/ros/humble/setup.bash</text:p>
      <text:p text:style-name="P20">source ~/humble_ws/install/setup.bash</text:p>
      <text:p text:style-name="P20">export ROS_DOMAIN_ID=43 <text:s text:c="4"/>(just a randomly chosen number ensuring it is unique among ROS users there)</text:p>
      <text:p text:style-name="P17"/>
      <text:p text:style-name="P17"/>
      <text:p text:style-name="P20">Terminal 1:</text:p>
      <text:p text:style-name="P20">Eye and Percepton: <text:s/>Grasp Perception Node:</text:p>
      <text:p text:style-name="P20">ros2 run grasp_perception grasp_node5</text:p>
      <text:p text:style-name="P20"/>
      <text:p text:style-name="P20">Terminal 2:</text:p>
      <text:p text:style-name="P20"><text:soft-page-break/>Eye and Percepton: <text:s/>Camera Parameter Control</text:p>
      <text:p text:style-name="P20"/>
      <text:p text:style-name="P20"/>
      <text:p text:style-name="P20">Terminal 3: </text:p>
      <text:p text:style-name="P20">Hand and Motion Planning: UR driver</text:p>
      <text:p text:style-name="P20">ros2 launch ur_robot_driver ur_control.launch.py \</text:p>
      <text:p text:style-name="P20"><text:s text:c="2"/>ur_type:=ur12e \</text:p>
      <text:p text:style-name="P20"><text:s text:c="2"/>robot_ip:=192.168.2.2 \</text:p>
      <text:p text:style-name="P20"><text:s text:c="2"/>use_fake_hardware:=false \</text:p>
      <text:p text:style-name="P20"><text:s text:c="2"/>kinematics_params:=./src/my_ur_description/config/ur12e_calibration.yaml \</text:p>
      <text:p text:style-name="P20"><text:s text:c="2"/>initial_joint_controller:=scaled_joint_trajectory_controller</text:p>
      <text:p text:style-name="P20"/>
      <text:p text:style-name="P21">A Rviz window with a robot reflecting the real physical one should pop up.</text:p>
      <text:p text:style-name="P20"/>
      <text:p text:style-name="P20">Terminal 4</text:p>
      <text:p text:style-name="P20">Ensure scaled_joint_trajectory_controller, joint_state_broadcaster, force_torque_sensor_broadcaster are there and are active</text:p>
      <text:p text:style-name="P20">ros2 control list_controllers</text:p>
      <text:p text:style-name="P20">If say scaled_joint_trajectory_controller is not active, use the following command to activate it:</text:p>
      <text:p text:style-name="P20">ros2 control switch_controllers \</text:p>
      <text:p text:style-name="P20"><text:s text:c="2"/>--activate scaled_joint_trajectory_controller \</text:p>
      <text:p text:style-name="P20"><text:s text:c="2"/>--deactivate joint_trajectory_controller </text:p>
      <text:p text:style-name="P20"/>
      <text:p text:style-name="P21">Hand: Run the External Control Program on UR Controller (Polyscope X)</text:p>
      <text:p text:style-name="P21">Go to Program</text:p>
      <text:p text:style-name="P21">Tap the line with External Control Program</text:p>
      <text:p text:style-name="P21">Press Update program</text:p>
      <text:p text:style-name="P21">Press the play button</text:p>
      <text:p text:style-name="P20"/>
      <text:p text:style-name="P20">Terminal 4:</text:p>
      <text:p text:style-name="P20">Hand and Motion Planning: Moveit2 </text:p>
      <text:p text:style-name="P20">ros2 launch ur_moveit_config ur_moveit.launch.py \</text:p>
      <text:p text:style-name="P20"><text:s text:c="2"/>ur_type:=ur12e \</text:p>
      <text:p text:style-name="P20"><text:s text:c="2"/>launch_rviz:=true </text:p>
      <text:p text:style-name="P20"/>
      <text:p text:style-name="P21">Another Rviz window with an orange robot should pop up.</text:p>
      <text:p text:style-name="P21"/>
      <text:p text:style-name="P21">On this Moveit2 Rviz, you should be able to plan motion and execute the motion now.</text:p>
      <text:p text:style-name="P21"/>
      <text:p text:style-name="P21">Terminal 5:</text:p>
      <text:p text:style-name="P21">Hand <text:span text:style-name="T18">and Motion Planning</text:span>: <text:span text:style-name="T18">Setting up the Scene (table, virtual wall for collision avoidance planning) and </text:span>Testing some simple motion</text:p>
      <text:p text:style-name="P21">cd /humble_ws/src/my_ur_description/scripts</text:p>
      <text:p text:style-name="P34">python3 ~/humble_ws/src/my_ur_description/scripts/setup_moveit_scene2.py</text:p>
      <text:p text:style-name="P21"/>
      <text:p text:style-name="P25">Some simple motions: (For safety, you may want to hold the Teach Pendant and prepare to press the emergency button whenever unexpected motion is seen.)</text:p>
      <text:p text:style-name="P25"/>
      <text:p text:style-name="P25">python3 python3 move_plan_xyz_theta.py</text:p>
      <text:p text:style-name="P25"/>
      <text:p text:style-name="P22">Go home:</text:p>
      <text:p text:style-name="P22">python3 home.py</text:p>
      <text:p text:style-name="P21"><text:soft-page-break/></text:p>
      <text:p text:style-name="P21"/>
      <text:p text:style-name="P25">Terminal 6:</text:p>
      <text:p text:style-name="P25">Gripper: SOCAT Gripper Bridge (the most complicated part, and not very stable)</text:p>
      <text:p text:style-name="P25"/>
      <text:p text:style-name="P21">while true; do</text:p>
      <text:p text:style-name="P21"><text:s text:c="2"/>echo 'Reviving Bridge...'</text:p>
      <text:p text:style-name="P21"><text:s text:c="2"/>sudo killall -9 socat 2&gt;/dev/null</text:p>
      <text:p text:style-name="P21"><text:s text:c="2"/>socat pty,link=/tmp/ttyUR,raw,echo=0,waitslave tcp:192.168.2.2:54321,nodelay</text:p>
      <text:p text:style-name="P21"><text:s text:c="2"/>sleep 1</text:p>
      <text:p text:style-name="P21">done</text:p>
      <text:p text:style-name="P25">(need admin password)</text:p>
      <text:p text:style-name="P25"/>
      <text:p text:style-name="P25"/>
      <text:p text:style-name="P25">Terminal 7:</text:p>
      <text:p text:style-name="P25">Gripper: Check SOCAT Gripper Bridge</text:p>
      <text:p text:style-name="P25">ls -l /tmp/ttyUR</text:p>
      <text:p text:style-name="P25">Expected output:</text:p>
      <text:p text:style-name="P25">… <text:s text:c="3"/>/tmp/ttyUR -&gt; /dev/pts/11</text:p>
      <text:p text:style-name="P21"/>
      <text:p text:style-name="P26">Ensure Permission:</text:p>
      <text:p text:style-name="P21">sudo chmod 666 /tmp/ttyUR </text:p>
      <text:p text:style-name="P26">(need admin password)</text:p>
      <text:p text:style-name="P21"/>
      <text:p text:style-name="P26">Check Gripper Operation:</text:p>
      <text:p text:style-name="P24">cd /humble_ws/src/my_ur_description/scripts</text:p>
      <text:p text:style-name="P21">python3 test_gripper_final_fixed_v3.py</text:p>
      <text:p text:style-name="P21"/>
      <text:p text:style-name="P27">python3 careful_gripper_test.py</text:p>
      <text:p text:style-name="P27"/>
      <text:p text:style-name="P27">Gripper-Force-Release:</text:p>
      <text:p text:style-name="P27">python3 force_release2.py </text:p>
      <text:p text:style-name="P27"/>
      <text:p text:style-name="P27"/>
      <text:p text:style-name="P27">Terminal 8:</text:p>
      <text:p text:style-name="P27">Gripper: Server_Node</text:p>
      <text:p text:style-name="P24">cd /humble_ws/src/my_ur_description/scripts</text:p>
      <text:p text:style-name="P17">python3 robotiq_gripper_server.py </text:p>
      <text:p text:style-name="P17"/>
      <text:p text:style-name="P27">or</text:p>
      <text:p text:style-name="P17"/>
      <text:p text:style-name="P18">python3 robotiq_gripper_server<text:span text:style-name="T20">2</text:span>.py </text:p>
      <text:p text:style-name="P15"/>
      <text:p text:style-name="P27">Check if no answer from the gripper, or you may need to run the following commands and restart the gripper server node till the server node is online and communicate well with the gripper:</text:p>
      <text:p text:style-name="P27">Terminal 7: python3 careful_gripper_test.py</text:p>
      <text:p text:style-name="P27">Terminal 8: python3 <text:s/>robotiq_gripper_server2.py</text:p>
      <text:p text:style-name="P27"/>
      <text:p text:style-name="P27"/>
      <text:p text:style-name="P27">Terminal 5 or Terminal 9 :</text:p>
      <text:p text:style-name="P27">Brain : </text:p>
      <text:p text:style-name="P27"/>
      <text:p text:style-name="P28"><text:soft-page-break/>Look and Pick Once with Position Control Only:</text:p>
      <text:p text:style-name="P34">python3 vision_guided_sorting_brain_once_gripper_client.py</text:p>
      <text:p text:style-name="P34"/>
      <text:p text:style-name="P34"/>
      <text:p text:style-name="P34">Look and Pick Once with Force Control:</text:p>
      <text:p text:style-name="P34">cd /humble_ws/src/my_ur_description/scripts</text:p>
      <text:p text:style-name="P34">python3 vision_guided_sorting_brain_once_gripper_client_force_contact.py</text:p>
      <text:p text:style-name="P34"/>
      <text:p text:style-name="P37">Repeated Sorting with <text:span text:style-name="T21">Position</text:span> Control <text:span text:style-name="T21">only</text:span>:</text:p>
      <text:p text:style-name="P37">./run_picker_<text:span text:style-name="T21">position</text:span>.sh</text:p>
      <text:p text:style-name="P37">(need admin password)</text:p>
      <text:p text:style-name="P37"/>
      <text:p text:style-name="P34"/>
      <text:p text:style-name="P36">Repeated Sorting with Force Control:</text:p>
      <text:p text:style-name="P36">./run_picker_<text:span text:style-name="T21">force</text:span>.sh</text:p>
      <text:p text:style-name="P36">(need admin password)</text:p>
      <text:p text:style-name="P36"/>
      <text:p text:style-name="P36">To stop, select the terminal that run the script, press CTRL-C several times, till the prompt appears again.</text:p>
      <text:p text:style-name="P36"/>
      <text:p text:style-name="P36">To go back home, run:</text:p>
      <text:p text:style-name="P36">python3 home.py</text:p>
      <text:p text:style-name="P36"/>
      <text:p text:style-name="P36"/>
      <text:p text:style-name="P34"/>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1T12:55:12.177241732</meta:creation-date>
    <meta:editing-duration>PT11M43S</meta:editing-duration>
    <meta:editing-cycles>7</meta:editing-cycles>
    <meta:generator>LibreOffice/7.3.7.2$Linux_X86_64 LibreOffice_project/30$Build-2</meta:generator>
    <dc:date>2026-03-11T14:25:44.827037556</dc:date>
    <meta:document-statistic meta:table-count="0" meta:image-count="0" meta:object-count="0" meta:page-count="6" meta:paragraph-count="180" meta:word-count="954" meta:character-count="7826" meta:non-whitespace-character-count="7006"/>
  </office:meta>
</office:document-meta>
</file>